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/>
    </style:style>
    <style:style style:name="P2" style:parent-style-name="Standard" style:family="paragraph">
      <style:text-properties style:font-name="Arial" style:font-name-complex="Arial"/>
    </style:style>
    <style:style style:name="P3" style:parent-style-name="Standard" style:family="paragraph">
      <style:text-properties style:font-name="Arial" style:font-name-complex="Arial"/>
    </style:style>
    <style:style style:name="P4" style:parent-style-name="Standard" style:family="paragraph">
      <style:text-properties style:font-name="Arial" style:font-name-complex="Arial"/>
    </style:style>
    <style:style style:name="P5" style:parent-style-name="Standard" style:family="paragraph">
      <style:text-properties style:font-name="Arial" style:font-name-complex="Arial"/>
    </style:style>
    <style:style style:name="P6" style:parent-style-name="Standard" style:family="paragraph">
      <style:text-properties style:font-name="Arial" style:font-name-complex="Arial"/>
    </style:style>
    <style:style style:name="P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8" style:parent-style-name="Standard" style:family="paragraph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P1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11" style:parent-style-name="Standard" style:family="paragraph">
      <style:text-properties style:font-name="Arial" style:font-name-complex="Arial"/>
    </style:style>
    <style:style style:name="P12" style:parent-style-name="Listenabsatz" style:list-style-name="LFO1" style:family="paragraph">
      <style:text-properties style:font-name="Arial" style:font-name-complex="Arial"/>
    </style:style>
    <style:style style:name="P13" style:parent-style-name="Listenabsatz" style:list-style-name="LFO1" style:family="paragraph">
      <style:text-properties style:font-name="Arial" style:font-name-complex="Arial"/>
    </style:style>
    <style:style style:name="P14" style:parent-style-name="Listenabsatz" style:list-style-name="LFO1" style:family="paragraph">
      <style:text-properties style:font-name="Arial" style:font-name-complex="Arial"/>
    </style:style>
    <style:style style:name="P15" style:parent-style-name="Listenabsatz" style:list-style-name="LFO1" style:family="paragraph">
      <style:text-properties style:font-name="Arial" style:font-name-complex="Arial"/>
    </style:style>
    <style:style style:name="P16" style:parent-style-name="Standard" style:family="paragraph">
      <style:text-properties style:font-name="Arial" style:font-name-complex="Arial"/>
    </style:style>
    <style:style style:name="P1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18" style:parent-style-name="Standard" style:family="paragraph">
      <style:text-properties style:font-name="Arial" style:font-name-complex="Arial"/>
    </style:style>
    <style:style style:name="P19" style:parent-style-name="Listenabsatz" style:list-style-name="LFO2" style:family="paragraph">
      <style:text-properties style:font-name="Arial" style:font-name-complex="Arial"/>
    </style:style>
    <style:style style:name="P20" style:parent-style-name="Listenabsatz" style:list-style-name="LFO2" style:family="paragraph">
      <style:text-properties style:font-name="Arial" style:font-name-complex="Arial"/>
    </style:style>
    <style:style style:name="P21" style:parent-style-name="Listenabsatz" style:list-style-name="LFO2" style:family="paragraph">
      <style:text-properties style:font-name="Arial" style:font-name-complex="Arial"/>
    </style:style>
    <style:style style:name="P22" style:parent-style-name="Listenabsatz" style:list-style-name="LFO2" style:family="paragraph">
      <style:text-properties style:font-name="Arial" style:font-name-complex="Arial"/>
    </style:style>
    <style:style style:name="P23" style:parent-style-name="Listenabsatz" style:list-style-name="LFO2" style:family="paragraph">
      <style:text-properties style:font-name="Arial" style:font-name-complex="Arial"/>
    </style:style>
    <style:style style:name="P24" style:parent-style-name="Standard" style:family="paragraph">
      <style:text-properties style:font-name="Arial" style:font-name-complex="Arial"/>
    </style:style>
    <style:style style:name="P2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26" style:parent-style-name="Standard" style:family="paragraph">
      <style:text-properties style:font-name="Arial" style:font-name-complex="Arial"/>
    </style:style>
    <style:style style:name="P27" style:parent-style-name="Listenabsatz" style:list-style-name="LFO3" style:family="paragraph">
      <style:text-properties style:font-name="Arial" style:font-name-complex="Arial"/>
    </style:style>
    <style:style style:name="P28" style:parent-style-name="Listenabsatz" style:list-style-name="LFO3" style:family="paragraph">
      <style:text-properties style:font-name="Arial" style:font-name-complex="Arial"/>
    </style:style>
    <style:style style:name="P29" style:parent-style-name="Listenabsatz" style:list-style-name="LFO3" style:family="paragraph">
      <style:text-properties style:font-name="Arial" style:font-name-complex="Arial"/>
    </style:style>
    <style:style style:name="P30" style:parent-style-name="Listenabsatz" style:list-style-name="LFO3" style:family="paragraph">
      <style:text-properties style:font-name="Arial" style:font-name-complex="Arial"/>
    </style:style>
    <style:style style:name="P31" style:parent-style-name="Standard" style:family="paragraph">
      <style:paragraph-properties fo:margin-left="0.25in">
        <style:tab-stops/>
      </style:paragraph-properties>
    </style:style>
    <style:style style:name="T32" style:parent-style-name="Absatz-Standardschriftart" style:family="text">
      <style:text-properties style:font-name="Arial" style:font-name-complex="Arial" fo:font-weight="bold" style:font-weight-asian="bold" style:font-weight-complex="bold"/>
    </style:style>
    <style:style style:name="P33" style:parent-style-name="Standard" style:family="paragraph">
      <style:text-properties style:font-name="Arial" style:font-name-complex="Arial"/>
    </style:style>
    <style:style style:name="P34" style:parent-style-name="Listenabsatz" style:list-style-name="LFO4" style:family="paragraph">
      <style:text-properties style:font-name="Arial" style:font-name-complex="Arial"/>
    </style:style>
    <style:style style:name="P35" style:parent-style-name="Listenabsatz" style:list-style-name="LFO4" style:family="paragraph">
      <style:text-properties style:font-name="Arial" style:font-name-complex="Arial"/>
    </style:style>
    <style:style style:name="P36" style:parent-style-name="Listenabsatz" style:list-style-name="LFO4" style:family="paragraph">
      <style:text-properties style:font-name="Arial" style:font-name-complex="Arial"/>
    </style:style>
    <style:style style:name="P37" style:parent-style-name="Standard" style:family="paragraph">
      <style:text-properties style:font-name="Arial" style:font-name-complex="Arial"/>
    </style:style>
    <style:style style:name="P3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39" style:parent-style-name="Standard" style:family="paragraph">
      <style:text-properties style:font-name="Arial" style:font-name-complex="Arial"/>
    </style:style>
    <style:style style:name="P40" style:parent-style-name="Listenabsatz" style:list-style-name="LFO5" style:family="paragraph">
      <style:text-properties style:font-name="Arial" style:font-name-complex="Arial"/>
    </style:style>
    <style:style style:name="P41" style:parent-style-name="Listenabsatz" style:list-style-name="LFO5" style:family="paragraph">
      <style:text-properties style:font-name="Arial" style:font-name-complex="Arial"/>
    </style:style>
    <style:style style:name="P42" style:parent-style-name="Listenabsatz" style:list-style-name="LFO5" style:family="paragraph">
      <style:text-properties style:font-name="Arial" style:font-name-complex="Arial"/>
    </style:style>
    <style:style style:name="P43" style:parent-style-name="Standard" style:family="paragraph">
      <style:text-properties style:font-name="Arial" style:font-name-complex="Arial"/>
    </style:style>
  </office:automatic-styles>
  <office:body>
    <office:text text:use-soft-page-breaks="true">
      <text:p text:style-name="P1">Lastenheft für Media Player</text:p>
      <text:p text:style-name="P2"/>
      <text:p text:style-name="P3">Projektname: Media Player</text:p>
      <text:p text:style-name="P4"/>
      <text:p text:style-name="P5">Auftraggeber:<text:s/>Herr Toeller</text:p>
      <text:p text:style-name="P6"/>
      <text:p text:style-name="P7">Projektbeschreibung:</text:p>
      <text:p text:style-name="P8">Der Media Player soll eine Softwareanwendung sein, die es Benutzern ermöglicht, multimediale Inhalte wie Musik, Videos und Fotos abzuspielen und zu verwalten. Der Media Player soll eine benutzerfreundliche Oberfläche bieten.</text:p>
      <text:p text:style-name="P9"/>
      <text:p text:style-name="P10">Ziele:</text:p>
      <text:p text:style-name="P11"/>
      <text:list text:style-name="LFO1" text:continue-numbering="true">
        <text:list-item>
          <text:p text:style-name="P12">Bereitstellung eines vielseitigen Media Players, der verschiedene Dateiformate unterstützt.</text:p>
        </text:list-item>
        <text:list-item>
          <text:p text:style-name="P13">Einfache und intuitive Benutzeroberfläche.</text:p>
        </text:list-item>
        <text:list-item>
          <text:p text:style-name="P14">Unterstützung von Basisfunktionen wie Wiedergabe, Pause, Lautstärkeregelung und Vollbildmodus.</text:p>
        </text:list-item>
        <text:list-item>
          <text:p text:style-name="P15">Möglichkeit für Benutzer, Favoritenlisten zu erstellen und zu verwalten.</text:p>
        </text:list-item>
      </text:list>
      <text:p text:style-name="P16"/>
      <text:p text:style-name="P17">Funktionale Anforderungen:</text:p>
      <text:p text:style-name="P18"/>
      <text:list text:style-name="LFO2" text:continue-numbering="true">
        <text:list-item>
          <text:p text:style-name="P19">Der Media Player sollte die folgenden Dateiformate unterstützen: MP3, MP4, AVI, MKV, JPEG, PNG.</text:p>
        </text:list-item>
        <text:list-item>
          <text:p text:style-name="P20">Der Benutzer sollte in der Lage sein, multimediale Inhalte zu durchsuchen und auszuwählen.</text:p>
        </text:list-item>
        <text:list-item>
          <text:p text:style-name="P21">Der Media Player sollte die Funktionen Wiedergabe, Pause, Stopp und Lautstärkeregelung unterstützen.</text:p>
        </text:list-item>
        <text:list-item>
          <text:p text:style-name="P22">Ein Vollbildmodus sollte verfügbar sein.</text:p>
        </text:list-item>
        <text:list-item>
          <text:p text:style-name="P23">Benutzer sollten in der Lage sein, Favoritenlisten zu erstellen und Inhalte hinzuzufügen/entfernen.</text:p>
        </text:list-item>
      </text:list>
      <text:p text:style-name="P24"/>
      <text:p text:style-name="P25">Nicht-funktionale Anforderungen:</text:p>
      <text:p text:style-name="P26"/>
      <text:list text:style-name="LFO3" text:continue-numbering="true">
        <text:list-item>
          <text:p text:style-name="P27">Der Media Player sollte schnell auf Benutzereingaben reagieren und flüssige Wiedergabe bieten.</text:p>
        </text:list-item>
        <text:list-item>
          <text:p text:style-name="P28">Die Benutzeroberfläche sollte intuitiv und ansprechend sein.</text:p>
        </text:list-item>
        <text:list-item>
          <text:p text:style-name="P29">Der Media Player sollte sicherstellen, dass keine Urheberrechtsverletzungen stattfinden.</text:p>
        </text:list-item>
        <text:list-item>
          <text:p text:style-name="P30">Die Anwendung sollte ressourcenschonend sein und wenig Systemressourcen verbrauchen.</text:p>
        </text:list-item>
      </text:list>
      <text:soft-page-break/>
      <text:p text:style-name="P31"><text:span text:style-name="T32">Rahmenbedingungen:</text:span></text:p>
      <text:p text:style-name="P33"/>
      <text:list text:style-name="LFO4" text:continue-numbering="true">
        <text:list-item>
          <text:p text:style-name="P34">Das Projektbudget beträgt [Budgetbetrag].</text:p>
        </text:list-item>
        <text:list-item>
          <text:p text:style-name="P35">Das Projekt soll innerhalb von [Zeitrahmen] abgeschlossen sein.</text:p>
        </text:list-item>
        <text:list-item>
          <text:p text:style-name="P36">Die Entwicklung sollte unter Berücksichtigung der Datenschutzbestimmungen und Urheberrechtsrichtlinien erfolgen.</text:p>
        </text:list-item>
      </text:list>
      <text:p text:style-name="P37"/>
      <text:p text:style-name="P38">Abnahme- und Testkriterien:</text:p>
      <text:p text:style-name="P39"/>
      <text:list text:style-name="LFO5" text:continue-numbering="true">
        <text:list-item>
          <text:p text:style-name="P40">Alle in den funktionalen Anforderungen aufgeführten Funktionen sollten fehlerfrei funktionieren.</text:p>
        </text:list-item>
        <text:list-item>
          <text:p text:style-name="P41">Die Benutzeroberfläche sollte benutzerfreundlich und intuitiv sein.</text:p>
        </text:list-item>
        <text:list-item>
          <text:p text:style-name="P42">Die Anwendung sollte auf den unterstützten Plattformen erfolgreich getestet werden.</text:p>
        </text:list-item>
      </text:list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du_257922388180263</meta:initial-creator>
    <dc:creator>edu_257922388180263</dc:creator>
    <meta:creation-date>2023-11-06T21:05:00Z</meta:creation-date>
    <dc:date>2023-12-22T18:38:00Z</dc:date>
    <meta:template xlink:href="Normal" xlink:type="simple"/>
    <meta:editing-cycles>2</meta:editing-cycles>
    <meta:editing-duration>PT0S</meta:editing-duration>
    <meta:document-statistic meta:page-count="2" meta:paragraph-count="3" meta:word-count="271" meta:character-count="1981" meta:row-count="14" meta:non-whitespace-character-count="1713"/>
  </office:meta>
</office:document-meta>
</file>